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font-name="Times New Roman" fo:font-size="12pt" fo:font-weight="normal" officeooo:paragraph-rsid="0001e846" style:font-size-asian="12pt" style:font-weight-asian="normal" style:font-size-complex="12pt" style:font-weight-complex="normal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style:font-name="Times New Roman" fo:font-size="12pt" officeooo:paragraph-rsid="0001e846" style:font-size-asian="12pt" style:font-size-complex="12pt"/>
    </style:style>
    <style:style style:name="P3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2pt" officeooo:rsid="000a94c2" officeooo:paragraph-rsid="0001e846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Times New Roman" fo:font-size="12pt" officeooo:paragraph-rsid="0001e846" style:font-size-asian="12pt" style:font-size-complex="12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02690d" officeooo:paragraph-rsid="0002690d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02c8dc" officeooo:paragraph-rsid="0002c8dc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0387d6" officeooo:paragraph-rsid="000387d6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04fc7e" officeooo:paragraph-rsid="0004fc7e" style:font-size-asian="12pt" style:font-size-complex="12pt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style:font-name="Times New Roman" fo:font-size="12pt" officeooo:rsid="00070a7b" officeooo:paragraph-rsid="00070a7b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officeooo:paragraph-rsid="0001e846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Times New Roman" fo:font-size="12pt" fo:font-weight="bold" officeooo:paragraph-rsid="0001e846" style:font-size-asian="12pt" style:font-weight-asian="bold" style:font-size-complex="12pt" style:font-weight-complex="bold"/>
    </style:style>
    <style:style style:name="P12" style:family="paragraph" style:parent-style-name="Text_20_body" style:master-page-name="HTML">
      <style:paragraph-properties fo:margin-top="0cm" fo:margin-bottom="0cm" style:contextual-spacing="false" style:page-number="auto"/>
      <style:text-properties style:font-name="Times New Roman" fo:font-size="12pt" fo:font-weight="bold" officeooo:paragraph-rsid="0001e846" style:font-size-asian="12pt" style:font-size-complex="12pt"/>
    </style:style>
    <style:style style:name="T1" style:family="text">
      <style:text-properties officeooo:rsid="000a94c2"/>
    </style:style>
    <style:style style:name="T2" style:family="text">
      <style:text-properties fo:font-weight="bold"/>
    </style:style>
    <style:style style:name="T3" style:family="text">
      <style:text-properties officeooo:rsid="000ae7f1"/>
    </style:style>
    <style:style style:name="T4" style:family="text">
      <style:text-properties officeooo:rsid="00057481"/>
    </style:style>
    <style:style style:name="T5" style:family="text">
      <style:text-properties officeooo:rsid="0007b3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ame</text:p>
      <text:p text:style-name="P7">Wolfsjagd</text:p>
      <text:p text:style-name="P10"><text:bookmark text:name="bjia7"/><text:bookmark text:name="bjia8"/><text:bookmark text:name="bjia9"/></text:p>
      <text:p text:style-name="P10"><text:bookmark text:name="bjia10"/><text:bookmark text:name="bjia11"/>Beschreibung</text:p>
      <text:p text:style-name="P6">Der Schafsjunge auf dem Mühlberg westlich vom Bauernhof will, dass alle Rudelführer in Talras getötet werden, damit die Wölfe seine Schafe in Ruhe lassen.<text:line-break/>Eigentlich würde er sich ja selbst darum kümmern …</text:p>
      <text:p text:style-name="P4"><text:bookmark text:name="bjia13"/><text:bookmark text:name="bjia14"/></text:p>
      <text:p text:style-name="P4"><text:bookmark text:name="bjia15"/><text:bookmark text:name="bjia16"/><text:span text:style-name="T2">Typ</text:span>.</text:p>
      <text:list xml:id="list3142182000923728275" text:style-name="L1">
        <text:list-item>
          <text:p text:style-name="P2">Sekundär</text:p>
        </text:list-item>
      </text:list>
      <text:p text:style-name="P4"/>
      <text:p text:style-name="P10"><text:bookmark text:name="bjia18"/><text:bookmark text:name="x9n43"/>Auftraggeber</text:p>
      <text:p text:style-name="P5">Schafsjunge</text:p>
      <text:p text:style-name="P10"><text:bookmark text:name="bjia182"/><text:bookmark text:name="v1ic0"/><text:bookmark text:name="v1ic1"/></text:p>
      <text:p text:style-name="P10"><text:bookmark text:name="bjia183"/><text:bookmark text:name="v1ic2"/>Verlauf</text:p>
      <text:p text:style-name="P8">Der Charakter muss alle Rudelführer in der ganzen Karte einmal töten. <text:span text:style-name="T4">Danach kann er dem Schafsjungen davon berichten.</text:span></text:p>
      <text:p text:style-name="P4"><text:bookmark text:name="bjia185"/><text:bookmark text:name="bjia19"/></text:p>
      <text:p text:style-name="P10"><text:bookmark text:name="bjia20"/><text:bookmark text:name="bjia21"/>Ziele</text:p>
      <text:list xml:id="list7172955427293004628" text:style-name="L3">
        <text:list-item>
          <text:p text:style-name="P9">Töte alle Rudelführer in Talras.</text:p>
        </text:list-item>
        <text:list-item>
          <text:p text:style-name="P9">Berichte dem Schafsjungen davon.</text:p>
        </text:list-item>
      </text:list>
      <text:p text:style-name="P4"/>
      <text:p text:style-name="P11">Belohnungen</text:p>
      <text:p text:style-name="P1"><text:span text:style-name="T5">500</text:span> Erfahrung<text:line-break/><text:span text:style-name="T5">3 mal Wol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5:17:57.986000000</meta:creation-date>
    <dc:date>2015-05-03T15:21:23.085000000</dc:date>
    <meta:editing-duration>PT3M9S</meta:editing-duration>
    <meta:editing-cycles>8</meta:editing-cycles>
    <meta:generator>LibreOffice/4.2.6.3$Windows_x86 LibreOffice_project/3fd416d4c6db7d3204c17ce57a1d70f6e531ee21</meta:generator>
    <meta:document-statistic meta:table-count="0" meta:image-count="0" meta:object-count="0" meta:page-count="1" meta:paragraph-count="15" meta:word-count="78" meta:character-count="498" meta:non-whitespace-character-count="438"/>
  </office:meta>
</office:document-meta>
</file>